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5.15pt"/>
    </style:style>
    <style:style style:name="co2" style:family="table-column">
      <style:table-column-properties fo:break-before="auto" style:column-width="215.6pt"/>
    </style:style>
    <style:style style:name="co3" style:family="table-column">
      <style:table-column-properties fo:break-before="auto" style:column-width="166.2pt"/>
    </style:style>
    <style:style style:name="co4" style:family="table-column">
      <style:table-column-properties fo:break-before="auto" style:column-width="159.9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font-name="Liberation Sans" style:font-name-asian="DejaVu Sans" style:font-name-complex="DejaVu Sans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5" table:default-cell-style-name="ce2"/>
        <table:table-row table:style-name="ro1">
          <table:table-cell table:style-name="ce1" office:value-type="string" calcext:value-type="string">
            <text:p>Country Code</text:p>
          </table:table-cell>
          <table:table-cell table:style-name="ce1" office:value-type="string" calcext:value-type="string">
            <text:p>Country Name</text:p>
          </table:table-cell>
          <table:table-cell table:style-name="ce1" office:value-type="string" calcext:value-type="string">
            <text:p>Time Zone Code</text:p>
          </table:table-cell>
          <table:table-cell table:style-name="ce1" office:value-type="string" calcext:value-type="string">
            <text:p>Supported by Android (API 19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sia/Kabul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x</text:p>
          </table:table-cell>
          <table:table-cell office:value-type="string" calcext:value-type="string">
            <text:p>Åland Islands</text:p>
          </table:table-cell>
          <table:table-cell office:value-type="string" calcext:value-type="string">
            <text:p>Europe/Marieham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Europe/Tiran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z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Africa/Algiers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American Samoa</text:p>
          </table:table-cell>
          <table:table-cell office:value-type="string" calcext:value-type="string">
            <text:p>Pacific/Pago_Pag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Europe/Andorr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frica/Luand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America/Anguill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q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Antarctica/Casey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q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Antarctica/Davis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q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Antarctica/DumontDUrvill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q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Antarctica/Mawso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q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Antarctica/McMurd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q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Antarctica/Palmer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q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Antarctica/Rother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q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Antarctica/Syow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q</text:p>
          </table:table-cell>
          <table:table-cell office:value-type="string" calcext:value-type="string">
            <text:p>Antarctica</text:p>
          </table:table-cell>
          <table:table-cell office:value-type="string" calcext:value-type="string">
            <text:p>Antarctica/Vostok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Antigua and Barbuda</text:p>
          </table:table-cell>
          <table:table-cell office:value-type="string" calcext:value-type="string">
            <text:p>America/Antigu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merica/Argentina/Buenos_Aires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merica/Argentina/Catamarc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merica/Argentina/Cordob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merica/Argentina/Jujuy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merica/Argentina/La_Rioj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merica/Argentina/Mendoz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merica/Argentina/Rio_Gallegos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merica/Argentina/Salt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merica/Argentina/San_Jua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merica/Argentina/San_Luis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merica/Argentina/Tucuma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merica/Argentina/Ushuai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sia/Yereva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w</text:p>
          </table:table-cell>
          <table:table-cell office:value-type="string" calcext:value-type="string">
            <text:p>Aruba</text:p>
          </table:table-cell>
          <table:table-cell office:value-type="string" calcext:value-type="string">
            <text:p>America/Arub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ntarctica/Macquari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/Adelaid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/Brisban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/Broken_Hill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/Curri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/Darwi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/Eucl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/Hobar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/Lindema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/Lord_How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/Melbourn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/Perth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/Sydney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Europe/Vienn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sia/Baku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America/Nassau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h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Asia/Bahrai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d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Asia/Dhak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America/Barbados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Europe/Minsk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Europe/Brussels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z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America/Beliz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j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Africa/Porto-Nov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m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Atlantic/Bermud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t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Asia/Thimphu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America/La_Paz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q</text:p>
          </table:table-cell>
          <table:table-cell office:value-type="string" calcext:value-type="string">
            <text:p>Bonaire, Sint Eustatius and Saba</text:p>
          </table:table-cell>
          <table:table-cell office:value-type="string" calcext:value-type="string">
            <text:p>America/Kralendijk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Europe/Sarajev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w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Africa/Gaboron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merica/Araguain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merica/Bahi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merica/Belem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merica/Boa_Vist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merica/Campo_Grand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merica/Cuiab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merica/Eirunep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merica/Fortalez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merica/Macei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merica/Manaus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merica/Noronh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merica/Porto_Velh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merica/Recif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merica/Rio_Branc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merica/Santarem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merica/Sao_Paul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British Indian Ocean Territory</text:p>
          </table:table-cell>
          <table:table-cell office:value-type="string" calcext:value-type="string">
            <text:p>Indian/Chagos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g</text:p>
          </table:table-cell>
          <table:table-cell office:value-type="string" calcext:value-type="string">
            <text:p>British Virgin Islands</text:p>
          </table:table-cell>
          <table:table-cell office:value-type="string" calcext:value-type="string">
            <text:p>America/Tortola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n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Asia/Brunei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Europe/Sofi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Africa/Ouagadougou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Africa/Bujumbur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h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Asia/Phnom_Penh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Africa/Doual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merica/Atikoka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merica/Blanc-Sablo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merica/Cambridge_Bay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merica/Cresto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merica/Dawso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merica/Dawson_Creek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merica/Edmonto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merica/Fort_Nelso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merica/Glace_Bay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merica/Goose_Bay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merica/Halifax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merica/Inuvik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merica/Iqalui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merica/Moncto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merica/Nipigo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merica/Pangnirtung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merica/Rainy_River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merica/Rankin_Inle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merica/Regin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merica/Resolut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merica/St_Johns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merica/Swift_Curren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merica/Thunder_Bay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merica/Toront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merica/Vancouver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merica/Whitehors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merica/Winnipeg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America/Yellowknif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v</text:p>
          </table:table-cell>
          <table:table-cell office:value-type="string" calcext:value-type="string">
            <text:p>Cape Verde</text:p>
          </table:table-cell>
          <table:table-cell office:value-type="string" calcext:value-type="string">
            <text:p>Atlantic/Cape_Verd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American/Cayma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f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Africa/Bangui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d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Africa/Ndjamen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America/Punta_Arenas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America/Santiag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Pacific/Easter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Asia/Shanghai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Asia/Urumqi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x</text:p>
          </table:table-cell>
          <table:table-cell office:value-type="string" calcext:value-type="string">
            <text:p>Christmas Island</text:p>
          </table:table-cell>
          <table:table-cell office:value-type="string" calcext:value-type="string">
            <text:p>Indian/Christmas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ocos Islands</text:p>
          </table:table-cell>
          <table:table-cell office:value-type="string" calcext:value-type="string">
            <text:p>Indian/Cocos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America/Bogot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Indian/Comor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Congo (Democratic Republic of the Congo)</text:p>
          </table:table-cell>
          <table:table-cell office:value-type="string" calcext:value-type="string">
            <text:p>Africa/Kinshas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Congo (Democratic Republic of the Congo)</text:p>
          </table:table-cell>
          <table:table-cell office:value-type="string" calcext:value-type="string">
            <text:p>Africa/Lubumbashi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Congo (Republic of the Congo)</text:p>
          </table:table-cell>
          <table:table-cell office:value-type="string" calcext:value-type="string">
            <text:p>Africa/Brazzavill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k</text:p>
          </table:table-cell>
          <table:table-cell office:value-type="string" calcext:value-type="string">
            <text:p>Cook Islands</text:p>
          </table:table-cell>
          <table:table-cell office:value-type="string" calcext:value-type="string">
            <text:p>Pacific/Rarotong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America/Costa_Ric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C<text:span text:style-name="T1">ôte d’Ivoire</text:span></text:p>
          </table:table-cell>
          <table:table-cell office:value-type="string" calcext:value-type="string">
            <text:p>Africa/Abidja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Europe/Zagreb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America/Havan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w</text:p>
          </table:table-cell>
          <table:table-cell office:value-type="string" calcext:value-type="string">
            <text:p>Cura<text:span text:style-name="T1">çao</text:span></text:p>
          </table:table-cell>
          <table:table-cell office:value-type="string" calcext:value-type="string">
            <text:p>America/Curaca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Asia/Famagust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Asia/Nicosi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z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Europe/Pragu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k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Europe/Copenhage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j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Africa/Djibouti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m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America/Dominic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America/Santo_Doming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America/Guayaquil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Pacific/Galapagos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g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Africa/Cair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v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America/El_Salvador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q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Africa/Malab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Africa/Asmar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urope/Tallin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Africa/Addis_Abab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Falkand Islands (Malvinas)</text:p>
          </table:table-cell>
          <table:table-cell office:value-type="string" calcext:value-type="string">
            <text:p>Atlantic/Stanley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</text:p>
          </table:table-cell>
          <table:table-cell office:value-type="string" calcext:value-type="string">
            <text:p>Faroe Islands</text:p>
          </table:table-cell>
          <table:table-cell office:value-type="string" calcext:value-type="string">
            <text:p>Atlantic/Faro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j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Pacific/Fiji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Europe/Helsinki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urope/Paris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f</text:p>
          </table:table-cell>
          <table:table-cell office:value-type="string" calcext:value-type="string">
            <text:p>French Guiana</text:p>
          </table:table-cell>
          <table:table-cell office:value-type="string" calcext:value-type="string">
            <text:p>America/Cayenn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f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Pacific/Gambier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f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Pacific/Marquesas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f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Pacific/Tahiti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French Southern Territories</text:p>
          </table:table-cell>
          <table:table-cell office:value-type="string" calcext:value-type="string">
            <text:p>Indian/Kerguele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Africa/Librevill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m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Africa/Banjul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Asia/Tbilisi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urope/Berli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urope/Businge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Africa/Accr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Europe/Gibraltar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urope/Athens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</text:p>
          </table:table-cell>
          <table:table-cell office:value-type="string" calcext:value-type="string">
            <text:p>Greenland</text:p>
          </table:table-cell>
          <table:table-cell office:value-type="string" calcext:value-type="string">
            <text:p>America/Danmarkshav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</text:p>
          </table:table-cell>
          <table:table-cell office:value-type="string" calcext:value-type="string">
            <text:p>Greenland</text:p>
          </table:table-cell>
          <table:table-cell office:value-type="string" calcext:value-type="string">
            <text:p>America/Godthab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</text:p>
          </table:table-cell>
          <table:table-cell office:value-type="string" calcext:value-type="string">
            <text:p>Greenland</text:p>
          </table:table-cell>
          <table:table-cell office:value-type="string" calcext:value-type="string">
            <text:p>America/Scoresbysund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</text:p>
          </table:table-cell>
          <table:table-cell office:value-type="string" calcext:value-type="string">
            <text:p>Greenland</text:p>
          </table:table-cell>
          <table:table-cell office:value-type="string" calcext:value-type="string">
            <text:p>America/Thul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d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America/Grenad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p</text:p>
          </table:table-cell>
          <table:table-cell office:value-type="string" calcext:value-type="string">
            <text:p>Guadeloupe</text:p>
          </table:table-cell>
          <table:table-cell office:value-type="string" calcext:value-type="string">
            <text:p>America/Guadeloup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u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Pacific/Guam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America/Guatemal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g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Europe/Guernsey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n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Africa/Conakry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w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Africa/Bissau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y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America/Guyan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t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America/Port-au-Princ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n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America/Tegucigalp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k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Asia/Hong_Kong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u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urope/Budapes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Atlantic/Reykjavik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sia/Kolkat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Asia/Jakart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Asia/Jayapur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Asia/Makassar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Asia/Pontianak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Asia/Tehra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q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Asia/Baghdad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Europe/Dubli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Europe/Isle_of_Ma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Asia/Jerusalem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urope/Rom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m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America/Jamaic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Asia/Toky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Europe/Jersey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Asia/Amma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z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Asia/Almaty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z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Asia/Aqtau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z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Asia/Aqtob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z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Asia/Atyra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z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Asia/Oral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z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Asia/Qyzylord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Africa/Nairobi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Pacific/Enderbury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Pacific/Kiritimati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Pacific/Taraw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Asia/Kuwai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g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Asia/Bishkek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Asia/Vientian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Europe/Rig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Asia/Beiru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Africa/Maseru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r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Africa/Monrovi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ly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Africa/Tripoli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li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Europe/Vaduz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Europe/Vilnius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Europe/Luxembourg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Macao</text:p>
          </table:table-cell>
          <table:table-cell office:value-type="string" calcext:value-type="string">
            <text:p>Asia/Macau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Europe/Skopj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Indian/Antananariv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w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Africa/Blantyr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Asia/Kuala_Lumpur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Asia/Kuching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v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Indian/Maldives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Africa/Bamak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urope/Malt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h</text:p>
          </table:table-cell>
          <table:table-cell office:value-type="string" calcext:value-type="string">
            <text:p>Marshall Islands</text:p>
          </table:table-cell>
          <table:table-cell office:value-type="string" calcext:value-type="string">
            <text:p>Pacific/Kwajalei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h</text:p>
          </table:table-cell>
          <table:table-cell office:value-type="string" calcext:value-type="string">
            <text:p>Marshall Islands</text:p>
          </table:table-cell>
          <table:table-cell office:value-type="string" calcext:value-type="string">
            <text:p>Pacific/Majur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mq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America/Martiniqu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r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Africa/Nouakchot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Indian/Mauritius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t</text:p>
          </table:table-cell>
          <table:table-cell office:value-type="string" calcext:value-type="string">
            <text:p>Mayotte</text:p>
          </table:table-cell>
          <table:table-cell office:value-type="string" calcext:value-type="string">
            <text:p>Indian/Mayott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merica/Bahia_Banderas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merica/Cancu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merica/Chihuahu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merica/Hermosill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merica/Matamoros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merica/Mazatla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merica/Merid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merica/Mexico_City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merica/Monterrey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merica/Ojinag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merica/Tijuan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</text:p>
          </table:table-cell>
          <table:table-cell office:value-type="string" calcext:value-type="string">
            <text:p>Micronesia</text:p>
          </table:table-cell>
          <table:table-cell office:value-type="string" calcext:value-type="string">
            <text:p>Pacific/Chuuk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</text:p>
          </table:table-cell>
          <table:table-cell office:value-type="string" calcext:value-type="string">
            <text:p>Micronesia</text:p>
          </table:table-cell>
          <table:table-cell office:value-type="string" calcext:value-type="string">
            <text:p>Pacific/Kosra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</text:p>
          </table:table-cell>
          <table:table-cell office:value-type="string" calcext:value-type="string">
            <text:p>Micronesia</text:p>
          </table:table-cell>
          <table:table-cell office:value-type="string" calcext:value-type="string">
            <text:p>Pacific/Pohnpei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Europe/Chisinau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c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Europe/Monac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Asia/Choibalsa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Asia/Hovd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Asia/Ulaanbaatar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Europe/Podgoric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ontserrat</text:p>
          </table:table-cell>
          <table:table-cell office:value-type="string" calcext:value-type="string">
            <text:p>America/Montserra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Africa/Casablanc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z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Africa/Maput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Asia/Rangoo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Africa/Windhoek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r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Pacific/Nauru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Asia/Kathmandu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l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Europe/Amsterdam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New Caledonia</text:p>
          </table:table-cell>
          <table:table-cell office:value-type="string" calcext:value-type="string">
            <text:p>Pacific/Noume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Pacific/Auckland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z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Pacific/Chatham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i</text:p>
          </table:table-cell>
          <table:table-cell table:style-name="Default" office:value-type="string" calcext:value-type="string">
            <text:p>Nicaragua</text:p>
          </table:table-cell>
          <table:table-cell office:value-type="string" calcext:value-type="string">
            <text:p>America/Managu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Africa/Niamey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Africa/Lagos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</text:p>
          </table:table-cell>
          <table:table-cell office:value-type="string" calcext:value-type="string">
            <text:p>Niue</text:p>
          </table:table-cell>
          <table:table-cell office:value-type="string" calcext:value-type="string">
            <text:p>Pacific/Niue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f</text:p>
          </table:table-cell>
          <table:table-cell office:value-type="string" calcext:value-type="string">
            <text:p>Norfolk Island</text:p>
          </table:table-cell>
          <table:table-cell office:value-type="string" calcext:value-type="string">
            <text:p>Pacific/Norfolk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p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Asia/Pyongyang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mp</text:p>
          </table:table-cell>
          <table:table-cell office:value-type="string" calcext:value-type="string">
            <text:p>Northern Mariana Islands</text:p>
          </table:table-cell>
          <table:table-cell office:value-type="string" calcext:value-type="string">
            <text:p>Pacific/Saipa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Europe/Osl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m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Asia/Musca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Asia/Karachi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w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Pacific/Palau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Palestine</text:p>
          </table:table-cell>
          <table:table-cell office:value-type="string" calcext:value-type="string">
            <text:p>Asia/Gaz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Palestine</text:p>
          </table:table-cell>
          <table:table-cell office:value-type="string" calcext:value-type="string">
            <text:p>Asia/Hebro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America/Panam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acific/Bougainville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Pacific/Port_Moresby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y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America/Asuncio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America/Lim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Asia/Manil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Pitcairn</text:p>
          </table:table-cell>
          <table:table-cell office:value-type="string" calcext:value-type="string">
            <text:p>Pacific/Pitcair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Europe/Warsaw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tlantic/Azores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Atlantic/Madeir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Europe/Lisbo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America/Puerto_Ric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a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Asia/Qatar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</text:p>
          </table:table-cell>
          <table:table-cell office:value-type="string" calcext:value-type="string">
            <text:p>Réunion</text:p>
          </table:table-cell>
          <table:table-cell office:value-type="string" calcext:value-type="string">
            <text:p>Indian/Reunio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Europe/Buchares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sia/Anadyr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sia/Barnaul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sia/Chit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sia/Irkutsk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sia/Kamchatk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sia/Khandyg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sia/Krasnoyarsk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sia/Magada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sia/Novokuznetsk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sia/Novosibirsk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sia/Omsk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sia/Sakhali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sia/Srednekolymsk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sia/Tomsk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sia/Ust-Ner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sia/Vladivostok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sia/Yakutsk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Asia/Yekaterinburg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/Astrakha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/Kaliningrad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/Kirov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/Moscow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/Samar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/Saratov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/Simferopol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/Ulyanovsk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Europe/Volgograd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Africa/Kigali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</text:p>
          </table:table-cell>
          <table:table-cell office:value-type="string" calcext:value-type="string">
            <text:p>Saint Barthélemy</text:p>
          </table:table-cell>
          <table:table-cell office:value-type="string" calcext:value-type="string">
            <text:p>America/St_Barthelemy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aint Helena, Ascension and Tristan da Cunha</text:p>
          </table:table-cell>
          <table:table-cell office:value-type="string" calcext:value-type="string">
            <text:p>Atlantic/St_Helen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n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America/St_Kitts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c</text:p>
          </table:table-cell>
          <table:table-cell office:value-type="string" calcext:value-type="string">
            <text:p>Saint Lucia</text:p>
          </table:table-cell>
          <table:table-cell office:value-type="string" calcext:value-type="string">
            <text:p>America/St_Luci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f</text:p>
          </table:table-cell>
          <table:table-cell office:value-type="string" calcext:value-type="string">
            <text:p>Saint Martin</text:p>
          </table:table-cell>
          <table:table-cell office:value-type="string" calcext:value-type="string">
            <text:p>America/Marigo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m</text:p>
          </table:table-cell>
          <table:table-cell office:value-type="string" calcext:value-type="string">
            <text:p>Saint Pierre and Miquelon</text:p>
          </table:table-cell>
          <table:table-cell office:value-type="string" calcext:value-type="string">
            <text:p>America/Miquelo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c</text:p>
          </table:table-cell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America/St_Vincent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s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Pacific/Apia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Europe/San_Marin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S<text:span text:style-name="T1">ão Tomé and Príncipe</text:span></text:p>
          </table:table-cell>
          <table:table-cell office:value-type="string" calcext:value-type="string">
            <text:p>Africa/Sao_Tome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Asia/Riyadh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Africa/Dakar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Europe/Belgrade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Indian/Mahe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Africa/Freetown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g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Asia/Singapore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sx</text:p>
          </table:table-cell>
          <table:table-cell office:value-type="string" calcext:value-type="string">
            <text:p>Sint Maarten</text:p>
          </table:table-cell>
          <table:table-cell office:value-type="string" calcext:value-type="string">
            <text:p>America/Lower_Princes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Europe/Bratislava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Europe/Ljubljana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Pacific/Guadalcanal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Africa/Mogadishu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Africa/Johannesburg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Atlantic/South_Georgia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Asia/Seoul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Africa/Juba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frica/Ceuta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Atlantic/Canary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urope/Madrid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k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Asia/Colombo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Africa/Khartoum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America/Paramaribo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j</text:p>
          </table:table-cell>
          <table:table-cell office:value-type="string" calcext:value-type="string">
            <text:p>Svalbard and Jan Mayen</text:p>
          </table:table-cell>
          <table:table-cell office:value-type="string" calcext:value-type="string">
            <text:p>Arctic/Longyearbyen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Africa/Mbabane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Europe/Stockholm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Europe/Zurich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Asia/Damascus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w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Asia/Taipei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j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Asia/Dushanbe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z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Africa/Dar_es_Salaam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Asia/Bangkok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Asia/Dili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Africa/Lome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k</text:p>
          </table:table-cell>
          <table:table-cell office:value-type="string" calcext:value-type="string">
            <text:p>Tokelau</text:p>
          </table:table-cell>
          <table:table-cell office:value-type="string" calcext:value-type="string">
            <text:p>Pacific/Fakaofo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Pacific/Tongatapu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America/Port_of_Spain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Africa/Tunis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Europe/Istanbul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Asia/Ashgabat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</text:p>
          </table:table-cell>
          <table:table-cell office:value-type="string" calcext:value-type="string">
            <text:p>Turks and Caicos Islands</text:p>
          </table:table-cell>
          <table:table-cell office:value-type="string" calcext:value-type="string">
            <text:p>America/Grand_Turk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v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Pacific/Funafuti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U.S. Virgin Islands</text:p>
          </table:table-cell>
          <table:table-cell office:value-type="string" calcext:value-type="string">
            <text:p>America/St_Thomas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g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Africa/Kampala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Europe/Kiev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Europe/Uzhgorod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a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Europe/Zaporozhye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e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sia/Dubai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Europe/London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erica/Adak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erica/Anchorage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erica/Boise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erica/Chicago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erica/Denver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erica/Detroit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erica/Indiana/Indianapolis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erica/Indiana/Knox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erica/Indiana/Marengo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erica/Indiana/Petersburg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erica/Indiana/Tell_City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erica/Indiana/Vevay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erica/Indiana/Vincennes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erica/Indiana/Winamac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erica/Juneau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erica/Kentucky/Louisville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erica/Kentucky/Monticello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erica/Los_Angeles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erica/Menominee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erica/Metlakatla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erica/New_York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erica/Nome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erica/North_Dakota/Beulah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erica/North_Dakota/Center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erica/North_Dakota/New_Salem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erica/Phoenix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erica/Sitka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America/Yakutat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Pacific/Honolulu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United States Minor Outlying Islands</text:p>
          </table:table-cell>
          <table:table-cell office:value-type="string" calcext:value-type="string">
            <text:p>Pacific/Midway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m</text:p>
          </table:table-cell>
          <table:table-cell office:value-type="string" calcext:value-type="string">
            <text:p>United States Minor Outlying Islands</text:p>
          </table:table-cell>
          <table:table-cell office:value-type="string" calcext:value-type="string">
            <text:p>Pacific/Wake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y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America/Montevideo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z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Asia/Samarkand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z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Asia/Tashkent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u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Pacific/Efate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tican City</text:p>
          </table:table-cell>
          <table:table-cell office:value-type="string" calcext:value-type="string">
            <text:p>Europe/Vatica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America/Caracas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n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Asia/Ho_Chi_Minh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f</text:p>
          </table:table-cell>
          <table:table-cell office:value-type="string" calcext:value-type="string">
            <text:p>Wallis and Futuna</text:p>
          </table:table-cell>
          <table:table-cell office:value-type="string" calcext:value-type="string">
            <text:p>Pacific/Wallis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h</text:p>
          </table:table-cell>
          <table:table-cell office:value-type="string" calcext:value-type="string">
            <text:p>Western Sahara</text:p>
          </table:table-cell>
          <table:table-cell office:value-type="string" calcext:value-type="string">
            <text:p>Africa/El_Aaiun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e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Asia/Aden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m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Africa/Lusaka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w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Africa/Harare</text:p>
          </table:table-cell>
          <table:table-cell table:style-name="ce3" office:value-type="string" calcext:value-type="string">
            <text:p>Yes</text:p>
          </table:table-cell>
          <table:table-cell table:number-columns-repeated="1015"/>
        </table:table-row>
        <table:table-row table:style-name="ro1" table:number-rows-repeated="1048151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  <table:database-ranges>
        <table:database-range table:name="__Anonymous_Sheet_DB__0" table:target-range-address="Sheet1.A1:Sheet1.D42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7">00/00/0000</text:date>, <text:time style:data-style-name="N2" text:time-value="20:00:29.154601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5:13:04.449289896</meta:creation-date>
    <dc:date>2017-08-27T20:00:39.411369023</dc:date>
    <meta:editing-duration>PT14H59M49S</meta:editing-duration>
    <meta:editing-cycles>225</meta:editing-cycles>
    <meta:generator>LibreOffice/5.2.7.2$Linux_X86_64 LibreOffice_project/20m0$Build-2</meta:generator>
    <meta:document-statistic meta:table-count="1" meta:cell-count="1696" meta:object-count="0"/>
  </office:meta>
</office:document-meta>
</file>